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officeooo:paragraph-rsid="000e8967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officeooo:paragraph-rsid="000e8967" fo:background-color="#ffffff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officeooo:rsid="000e8967" officeooo:paragraph-rsid="000e8967" fo:background-color="#ffffff" style:font-name-asian="Calibri2" style:font-size-asian="11pt" style:font-name-complex="Calibri2"/>
    </style:style>
    <style:style style:name="P4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 style:page-number="auto"/>
      <style:text-properties officeooo:paragraph-rsid="001063cb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officeooo:paragraph-rsid="000e8967" fo:background-color="#ffffff" style:font-name-asian="Calibri2" style:font-size-asian="11pt" style:font-name-complex="Calibri2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font-name="Calibri1" officeooo:rsid="001063cb" officeooo:paragraph-rsid="001063cb"/>
    </style:style>
    <style:style style:name="T1" style:family="text">
      <style:text-properties fo:color="#00000a" style:font-name="Calibri" fo:font-size="11pt" fo:letter-spacing="normal" fo:background-color="#ffffff" loext:char-shading-value="0" style:font-name-asian="Calibri2" style:font-size-asian="11pt" style:font-name-complex="Calibri2"/>
    </style:style>
    <style:style style:name="T2" style:family="text">
      <style:text-properties fo:color="#00000a" style:font-name="Calibri" fo:font-size="11pt" fo:letter-spacing="normal" officeooo:rsid="000e8967" fo:background-color="#ffffff" loext:char-shading-value="0" style:font-name-asian="Calibri2" style:font-size-asian="11pt" style:font-name-complex="Calibri2"/>
    </style:style>
    <style:style style:name="T3" style:family="text">
      <style:text-properties fo:color="#00000a" style:font-name="Calibri" fo:font-size="11pt" fo:letter-spacing="normal" officeooo:rsid="001063cb" fo:background-color="#ffffff" loext:char-shading-value="0" style:font-name-asian="Calibri2" style:font-size-asian="11pt" style:font-name-complex="Calibri2"/>
    </style:style>
    <style:style style:name="T4" style:family="text">
      <style:text-properties fo:color="#00000a" style:font-name="Calibri" fo:font-size="11pt" fo:letter-spacing="normal" officeooo:rsid="000ffa3e" fo:background-color="#ffffff" loext:char-shading-value="0" style:font-name-asian="Calibri2" style:font-size-asian="11pt" style:font-name-complex="Calibri2"/>
    </style:style>
    <style:style style:name="T5" style:family="text">
      <style:text-properties fo:color="#00000a" style:font-name="Calibri" fo:font-size="11pt" fo:letter-spacing="normal" style:text-underline-style="solid" style:text-underline-width="auto" style:text-underline-color="font-color" fo:font-weight="bold" fo:background-color="#ffffff" loext:char-shading-value="0" style:font-name-asian="Calibri2" style:font-size-asian="11pt" style:font-weight-asian="bold" style:font-name-complex="Calibri2"/>
    </style:style>
    <style:style style:name="T6" style:family="text">
      <style:text-properties fo:color="#00000a" style:font-name="Calibri" fo:font-size="11pt" fo:letter-spacing="normal" fo:font-weight="bold" fo:background-color="#ffffff" loext:char-shading-value="0" style:font-name-asian="Calibri2" style:font-size-asian="11pt" style:font-weight-asian="bold" style:font-name-complex="Calibri2"/>
    </style:style>
    <style:style style:name="T7" style:family="text">
      <style:text-properties fo:color="#00000a" style:font-name="Calibri" fo:font-size="11pt" fo:letter-spacing="normal" fo:font-weight="bold" officeooo:rsid="000e8967" fo:background-color="#ffffff" loext:char-shading-value="0" style:font-name-asian="Calibri2" style:font-size-asian="11pt" style:font-weight-asian="bold" style:font-name-complex="Calibri2"/>
    </style:style>
    <style:style style:name="T8" style:family="text">
      <style:text-properties fo:color="#00000a" style:text-position="super 58%" style:font-name="Calibri" fo:font-size="11pt" fo:letter-spacing="normal" fo:background-color="#ffffff" loext:char-shading-value="0" style:font-name-asian="Calibri2" style:font-size-asian="11pt" style:font-name-complex="Calibri2"/>
    </style:style>
    <style:style style:name="T9" style:family="text">
      <style:text-properties fo:color="#00000a" style:text-position="super 58%" style:font-name="Calibri" fo:font-size="11pt" fo:letter-spacing="normal" officeooo:rsid="000ffa3e" fo:background-color="#ffffff" loext:char-shading-value="0" style:font-name-asian="Calibri2" style:font-size-asian="11pt" style:font-name-complex="Calibri2"/>
    </style:style>
    <style:style style:name="T10" style:family="text">
      <style:text-properties fo:color="#00000a" style:text-position="super 58%" style:font-name="Calibri" fo:font-size="11pt" fo:letter-spacing="normal" fo:font-weight="bold" officeooo:rsid="000e8967" fo:background-color="#ffffff" loext:char-shading-value="0" style:font-name-asian="Calibri2" style:font-size-asian="11pt" style:font-weight-asian="bold" style:font-name-complex="Calibri2"/>
    </style:style>
    <style:style style:name="T11" style:family="text">
      <style:text-properties officeooo:rsid="000ffa3e"/>
    </style:style>
    <style:style style:name="T12" style:family="text">
      <style:text-properties style:text-position="super 58%" officeooo:rsid="000ffa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o</text:span><text:span text:style-name="T1">, <text:s text:c="34"/></text:span><text:span text:style-name="T3"><text:s text:c="110"/>Date: </text:span><text:span text:style-name="T4">1</text:span><text:span text:style-name="T9">st</text:span><text:span text:style-name="T4"> February</text:span><text:span text:style-name="T3"> 2017</text:span></text:p>
      <text:p text:style-name="P3">The Principal,</text:p>
      <text:p text:style-name="P2">RCOEM Nagpur</text:p>
      <text:p text:style-name="P2"/>
      <text:p text:style-name="P1"><text:span text:style-name="T5">SUBJECT: </text:span><text:span text:style-name="T6"><text:s/>Permission to issue the </text:span><text:span text:style-name="T7">Main</text:span><text:span text:style-name="T6"> Auditorium for Technovision 10.0.</text:span></text:p>
      <text:p text:style-name="P2">Respected Sir,</text:p>
      <text:p text:style-name="P1"><text:span text:style-name="T1">Technical Club RCOEM is organizing </text:span><text:span text:style-name="T6">Technovision 10.0</text:span><text:span text:style-name="T1">, a national level technical festival on 6</text:span><text:span text:style-name="T8">th</text:span><text:span text:style-name="T1">, 7th and 8</text:span><text:span text:style-name="T8">th</text:span><text:span text:style-name="T1"> March 2017. We want to conduct a </text:span><text:span text:style-name="T2">Science Exhibition</text:span><text:span text:style-name="T1"> on </text:span><text:span text:style-name="T7">18</text:span><text:span text:style-name="T10">th</text:span><text:span text:style-name="T7"> February</text:span><text:span text:style-name="T1">. We need the </text:span><text:span text:style-name="T6">M</text:span><text:span text:style-name="T7">ain</text:span><text:span text:style-name="T6"> Auditorium <text:s text:c="2"/></text:span><text:span text:style-name="T7">(MB 1/5)</text:span><text:span text:style-name="T1"> as the venue for the successful conduction of this </text:span><text:span text:style-name="T2">Event</text:span><text:span text:style-name="T1">. <text:s/>Kindly grant us permission for the same. </text:span></text:p>
      <text:p text:style-name="P1"><text:span text:style-name="T1">We assure you that all </text:span><text:span text:style-name="T2">the </text:span><text:span text:style-name="T1">activities shall be carried with full discipline and no </text:span><text:span text:style-name="T2">damage</text:span><text:span text:style-name="T1"> shall incur to any college property. </text:span></text:p>
      <text:p text:style-name="P6">Yours Sincerely, <text:s/></text:p>
      <text:p text:style-name="P6"/>
      <text:p text:style-name="P6"/>
      <text:p text:style-name="P6"/>
      <text:p text:style-name="P6">Mr. Shubham Patil <text:s text:c="224"/>Student Convenor <text:s text:c="200"/>Technovision 10.0 <text:s text:c="100"/></text:p>
      <text:p text:style-name="P6"/>
      <text:p text:style-name="P6">Forwarded by,</text:p>
      <text:p text:style-name="P6"/>
      <text:p text:style-name="P6"/>
      <text:p text:style-name="P6"/>
      <text:p text:style-name="P6">Dr. Deepali Shelke <text:s text:c="106"/>Dr. R.D. Raut <text:s text:c="130"/>Professor Incharge <text:s text:c="105"/>Professor Incharge <text:s text:c="124"/>Technovision <text:s text:c="115"/>Technical Club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18:08.060000000</meta:creation-date>
    <dc:date>2017-02-09T21:23:40.358000000</dc:date>
    <meta:editing-duration>PT9M19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1" meta:word-count="120" meta:character-count="2015" meta:non-whitespace-character-count="649"/>
  </office:meta>
</office:document-meta>
</file>